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9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ample#</text:p>
          </table:table-cell>
          <table:table-cell office:value-type="string" table:style-name="ce3">
            <text:p>Start Time</text:p>
          </table:table-cell>
          <table:table-cell office:value-type="string" table:style-name="ce3">
            <text:p>Thread Name</text:p>
          </table:table-cell>
          <table:table-cell office:value-type="string" table:style-name="ce3">
            <text:p>Label</text:p>
          </table:table-cell>
          <table:table-cell office:value-type="string" table:style-name="ce3">
            <text:p>Sample Time(ms)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Bytes</text:p>
          </table:table-cell>
          <table:table-cell table:number-columns-repeated="16377" table:style-name="ce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time" office:time-value="PT14H44M51.704S" table:style-name="ce2">
            <text:p>44:51.7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login.d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5676" table:style-name="ce1">
            <text:p>25676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time" office:time-value="PT14H44M51.749S" table:style-name="ce2">
            <text:p>44:51.7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5718" table:style-name="ce1">
            <text:p>25718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time" office:time-value="PT14H44M51.754S" table:style-name="ce2">
            <text:p>44:51.8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login.do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5676" table:style-name="ce1">
            <text:p>25676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time" office:time-value="PT14H44M51.774S" table:style-name="ce2">
            <text:p>44:51.8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home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5718" table:style-name="ce1">
            <text:p>25718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time" office:time-value="PT14H44M51.784S" table:style-name="ce2">
            <text:p>44:51.8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5718" table:style-name="ce1">
            <text:p>25718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time" office:time-value="PT14H44M51.814S" table:style-name="ce2">
            <text:p>44:51.8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hom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5943" table:style-name="ce1">
            <text:p>25943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time" office:time-value="PT14H44M51.814S" table:style-name="ce2">
            <text:p>44:51.8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hom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5718" table:style-name="ce1">
            <text:p>25718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time" office:time-value="PT14H44M51.809S" table:style-name="ce2">
            <text:p>44:51.8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login.d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5676" table:style-name="ce1">
            <text:p>25676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time" office:time-value="PT14H44M51.839S" table:style-name="ce2">
            <text:p>44:51.8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hom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5943" table:style-name="ce1">
            <text:p>25943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time" office:time-value="PT14H44M51.849S" table:style-name="ce2">
            <text:p>44:51.8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5718" table:style-name="ce1">
            <text:p>25718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time" office:time-value="PT14H44M51.874S" table:style-name="ce2">
            <text:p>44:51.9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hom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5718" table:style-name="ce1">
            <text:p>25718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time" office:time-value="PT14H44M51.859S" table:style-name="ce2">
            <text:p>44:51.9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login.do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25676" table:style-name="ce1">
            <text:p>25676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time" office:time-value="PT14H44M51.909S" table:style-name="ce2">
            <text:p>44:51.9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home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5943" table:style-name="ce1">
            <text:p>25943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time" office:time-value="PT14H44M51.854S" table:style-name="ce2">
            <text:p>44:51.9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allGuidelines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29410" table:style-name="ce1">
            <text:p>29410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time" office:time-value="PT14H44M51.914S" table:style-name="ce2">
            <text:p>44:51.9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5718" table:style-name="ce1">
            <text:p>25718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time" office:time-value="PT14H44M51.834S" table:style-name="ce2">
            <text:p>44:51.8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allGuidelines</text:p>
          </table:table-cell>
          <table:table-cell office:value-type="float" office:value="129" table:style-name="ce1">
            <text:p>129</text:p>
          </table:table-cell>
          <table:table-cell office:value-type="string" table:style-name="ce1">
            <text:p>Success</text:p>
          </table:table-cell>
          <table:table-cell office:value-type="float" office:value="29412" table:style-name="ce1">
            <text:p>29412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time" office:time-value="PT14H44M51.909S" table:style-name="ce2">
            <text:p>44:51.9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login.do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25676" table:style-name="ce1">
            <text:p>25676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time" office:time-value="PT14H44M51.949S" table:style-name="ce2">
            <text:p>44:51.9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allGuidelines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6027" table:style-name="ce1">
            <text:p>26027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time" office:time-value="PT14H44M51.954S" table:style-name="ce2">
            <text:p>44:52.0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home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25718" table:style-name="ce1">
            <text:p>25718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time" office:time-value="PT14H44M51.974S" table:style-name="ce2">
            <text:p>44:52.0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5718" table:style-name="ce1">
            <text:p>25718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time" office:time-value="PT14H44M51.959S" table:style-name="ce2">
            <text:p>44:52.0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login.do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25676" table:style-name="ce1">
            <text:p>25676</text:p>
          </table:table-cell>
          <table:table-cell table:number-columns-repeated="1637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time" office:time-value="PT14H44M51.964S" table:style-name="ce2">
            <text:p>44:52.0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allGuidelines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26027" table:style-name="ce1">
            <text:p>26027</text:p>
          </table:table-cell>
          <table:table-cell table:number-columns-repeated="1637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time" office:time-value="PT14H44M51.929S" table:style-name="ce2">
            <text:p>44:51.9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allGuidelines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uccess</text:p>
          </table:table-cell>
          <table:table-cell office:value-type="float" office:value="29410" table:style-name="ce1">
            <text:p>29410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time" office:time-value="PT14H44M52.004S" table:style-name="ce2">
            <text:p>44:52.0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home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5943" table:style-name="ce1">
            <text:p>25943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time" office:time-value="PT14H44M52.014S" table:style-name="ce2">
            <text:p>44:52.0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home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5718" table:style-name="ce1">
            <text:p>25718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time" office:time-value="PT14H44M52.019S" table:style-name="ce2">
            <text:p>44:52.0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5718" table:style-name="ce1">
            <text:p>25718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time" office:time-value="PT14H44M52.024S" table:style-name="ce2">
            <text:p>44:52.0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allGuidelines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6027" table:style-name="ce1">
            <text:p>26027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time" office:time-value="PT14H44M52.009S" table:style-name="ce2">
            <text:p>44:52.0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login.do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25676" table:style-name="ce1">
            <text:p>25676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time" office:time-value="PT14H44M52.054S" table:style-name="ce2">
            <text:p>44:52.1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home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5943" table:style-name="ce1">
            <text:p>25943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time" office:time-value="PT14H44M52.054S" table:style-name="ce2">
            <text:p>44:52.1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home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5718" table:style-name="ce1">
            <text:p>25718</text:p>
          </table:table-cell>
          <table:table-cell table:number-columns-repeated="1637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time" office:time-value="PT14H44M52.059S" table:style-name="ce2">
            <text:p>44:52.1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login.do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25676" table:style-name="ce1">
            <text:p>25676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time" office:time-value="PT14H44M52.094S" table:style-name="ce2">
            <text:p>44:52.1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home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5943" table:style-name="ce1">
            <text:p>25943</text:p>
          </table:table-cell>
          <table:table-cell table:number-columns-repeated="1637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time" office:time-value="PT14H44M52.074S" table:style-name="ce2">
            <text:p>44:52.1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25718" table:style-name="ce1">
            <text:p>25718</text:p>
          </table:table-cell>
          <table:table-cell table:number-columns-repeated="1637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time" office:time-value="PT14H44M52.029S" table:style-name="ce2">
            <text:p>44:52.0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allGuidelines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Success</text:p>
          </table:table-cell>
          <table:table-cell office:value-type="float" office:value="29410" table:style-name="ce1">
            <text:p>29410</text:p>
          </table:table-cell>
          <table:table-cell table:number-columns-repeated="1637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time" office:time-value="PT14H44M52.109S" table:style-name="ce2">
            <text:p>44:52.1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login.do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25676" table:style-name="ce1">
            <text:p>25676</text:p>
          </table:table-cell>
          <table:table-cell table:number-columns-repeated="1637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time" office:time-value="PT14H44M52.139S" table:style-name="ce2">
            <text:p>44:52.1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home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5718" table:style-name="ce1">
            <text:p>25718</text:p>
          </table:table-cell>
          <table:table-cell table:number-columns-repeated="1637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time" office:time-value="PT14H44M52.134S" table:style-name="ce2">
            <text:p>44:52.1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25718" table:style-name="ce1">
            <text:p>25718</text:p>
          </table:table-cell>
          <table:table-cell table:number-columns-repeated="1637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time" office:time-value="PT14H44M52.094S" table:style-name="ce2">
            <text:p>44:52.1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allGuidelines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29410" table:style-name="ce1">
            <text:p>29410</text:p>
          </table:table-cell>
          <table:table-cell table:number-columns-repeated="1637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time" office:time-value="PT14H44M52.164S" table:style-name="ce2">
            <text:p>44:52.2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allGuidelines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6027" table:style-name="ce1">
            <text:p>26027</text:p>
          </table:table-cell>
          <table:table-cell table:number-columns-repeated="1637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time" office:time-value="PT14H44M52.184S" table:style-name="ce2">
            <text:p>44:52.2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home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5943" table:style-name="ce1">
            <text:p>25943</text:p>
          </table:table-cell>
          <table:table-cell table:number-columns-repeated="1637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time" office:time-value="PT14H44M52.169S" table:style-name="ce2">
            <text:p>44:52.2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25718" table:style-name="ce1">
            <text:p>25718</text:p>
          </table:table-cell>
          <table:table-cell table:number-columns-repeated="1637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time" office:time-value="PT14H44M52.204S" table:style-name="ce2">
            <text:p>44:52.2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allGuidelines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6027" table:style-name="ce1">
            <text:p>26027</text:p>
          </table:table-cell>
          <table:table-cell table:number-columns-repeated="1637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time" office:time-value="PT14H44M52.199S" table:style-name="ce2">
            <text:p>44:52.2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home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25718" table:style-name="ce1">
            <text:p>25718</text:p>
          </table:table-cell>
          <table:table-cell table:number-columns-repeated="1637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time" office:time-value="PT14H44M52.159S" table:style-name="ce2">
            <text:p>44:52.2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login.do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25675" table:style-name="ce1">
            <text:p>25675</text:p>
          </table:table-cell>
          <table:table-cell table:number-columns-repeated="1637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time" office:time-value="PT14H44M52.239S" table:style-name="ce2">
            <text:p>44:52.2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home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5718" table:style-name="ce1">
            <text:p>25718</text:p>
          </table:table-cell>
          <table:table-cell table:number-columns-repeated="1637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time" office:time-value="PT14H44M52.244S" table:style-name="ce2">
            <text:p>44:52.2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hom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5943" table:style-name="ce1">
            <text:p>25943</text:p>
          </table:table-cell>
          <table:table-cell table:number-columns-repeated="1637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time" office:time-value="PT14H44M52.134S" table:style-name="ce2">
            <text:p>44:52.1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allGuidelines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Success</text:p>
          </table:table-cell>
          <table:table-cell office:value-type="float" office:value="29410" table:style-name="ce1">
            <text:p>29410</text:p>
          </table:table-cell>
          <table:table-cell table:number-columns-repeated="1637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time" office:time-value="PT14H44M52.274S" table:style-name="ce2">
            <text:p>44:52.3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home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5943" table:style-name="ce1">
            <text:p>25943</text:p>
          </table:table-cell>
          <table:table-cell table:number-columns-repeated="1637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time" office:time-value="PT14H44M52.209S" table:style-name="ce2">
            <text:p>44:52.2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login.do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25675" table:style-name="ce1">
            <text:p>25675</text:p>
          </table:table-cell>
          <table:table-cell table:number-columns-repeated="1637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time" office:time-value="PT14H44M52.209S" table:style-name="ce2">
            <text:p>44:52.2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allGuidelines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29410" table:style-name="ce1">
            <text:p>29410</text:p>
          </table:table-cell>
          <table:table-cell table:number-columns-repeated="16377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time" office:time-value="PT14H44M52.274S" table:style-name="ce2">
            <text:p>44:52.3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allGuidelines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26027" table:style-name="ce1">
            <text:p>26027</text:p>
          </table:table-cell>
          <table:table-cell table:number-columns-repeated="1637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time" office:time-value="PT14H44M52.269S" table:style-name="ce2">
            <text:p>44:52.3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time" office:time-value="PT14H44M52.299S" table:style-name="ce2">
            <text:p>44:52.3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time" office:time-value="PT14H44M52.264S" table:style-name="ce2">
            <text:p>44:52.3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login.do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Success</text:p>
          </table:table-cell>
          <table:table-cell office:value-type="float" office:value="25675" table:style-name="ce1">
            <text:p>25675</text:p>
          </table:table-cell>
          <table:table-cell table:number-columns-repeated="1637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time" office:time-value="PT14H44M52.334S" table:style-name="ce2">
            <text:p>44:52.3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allGuidelines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6027" table:style-name="ce1">
            <text:p>26027</text:p>
          </table:table-cell>
          <table:table-cell table:number-columns-repeated="1637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time" office:time-value="PT14H44M52.339S" table:style-name="ce2">
            <text:p>44:52.3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hom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time" office:time-value="PT14H44M52.274S" table:style-name="ce2">
            <text:p>44:52.3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allGuidelines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Success</text:p>
          </table:table-cell>
          <table:table-cell office:value-type="float" office:value="29410" table:style-name="ce1">
            <text:p>29410</text:p>
          </table:table-cell>
          <table:table-cell table:number-columns-repeated="1637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time" office:time-value="PT14H44M52.354S" table:style-name="ce2">
            <text:p>44:52.4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home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time" office:time-value="PT14H44M52.314S" table:style-name="ce2">
            <text:p>44:52.3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login.do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25675" table:style-name="ce1">
            <text:p>25675</text:p>
          </table:table-cell>
          <table:table-cell table:number-columns-repeated="1637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time" office:time-value="PT14H44M52.394S" table:style-name="ce2">
            <text:p>44:52.4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hom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5942" table:style-name="ce1">
            <text:p>25942</text:p>
          </table:table-cell>
          <table:table-cell table:number-columns-repeated="1637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time" office:time-value="PT14H44M52.379S" table:style-name="ce2">
            <text:p>44:52.4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time" office:time-value="PT14H44M52.404S" table:style-name="ce2">
            <text:p>44:52.4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home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5942" table:style-name="ce1">
            <text:p>25942</text:p>
          </table:table-cell>
          <table:table-cell table:number-columns-repeated="16377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time" office:time-value="PT14H44M52.394S" table:style-name="ce2">
            <text:p>44:52.4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allGuidelines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6027" table:style-name="ce1">
            <text:p>26027</text:p>
          </table:table-cell>
          <table:table-cell table:number-columns-repeated="1637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time" office:time-value="PT14H44M52.364S" table:style-name="ce2">
            <text:p>44:52.4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login.do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25675" table:style-name="ce1">
            <text:p>25675</text:p>
          </table:table-cell>
          <table:table-cell table:number-columns-repeated="1637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time" office:time-value="PT14H44M52.294S" table:style-name="ce2">
            <text:p>44:52.3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allGuidelines</text:p>
          </table:table-cell>
          <table:table-cell office:value-type="float" office:value="181" table:style-name="ce1">
            <text:p>181</text:p>
          </table:table-cell>
          <table:table-cell office:value-type="string" table:style-name="ce1">
            <text:p>Success</text:p>
          </table:table-cell>
          <table:table-cell office:value-type="float" office:value="29410" table:style-name="ce1">
            <text:p>29410</text:p>
          </table:table-cell>
          <table:table-cell table:number-columns-repeated="1637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time" office:time-value="PT14H44M52.419S" table:style-name="ce2">
            <text:p>44:52.4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time" office:time-value="PT14H44M52.414S" table:style-name="ce2">
            <text:p>44:52.4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login.do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25675" table:style-name="ce1">
            <text:p>25675</text:p>
          </table:table-cell>
          <table:table-cell table:number-columns-repeated="1637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time" office:time-value="PT14H44M52.429S" table:style-name="ce2">
            <text:p>44:52.4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home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time" office:time-value="PT14H44M52.479S" table:style-name="ce2">
            <text:p>44:52.5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allGuidelines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6027" table:style-name="ce1">
            <text:p>26027</text:p>
          </table:table-cell>
          <table:table-cell table:number-columns-repeated="1637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time" office:time-value="PT14H44M52.464S" table:style-name="ce2">
            <text:p>44:52.5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login.do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25675" table:style-name="ce1">
            <text:p>25675</text:p>
          </table:table-cell>
          <table:table-cell table:number-columns-repeated="16377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time" office:time-value="PT14H44M52.509S" table:style-name="ce2">
            <text:p>44:52.5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home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5942" table:style-name="ce1">
            <text:p>25942</text:p>
          </table:table-cell>
          <table:table-cell table:number-columns-repeated="1637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time" office:time-value="PT14H44M52.424S" table:style-name="ce2">
            <text:p>44:52.4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allGuidelines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Success</text:p>
          </table:table-cell>
          <table:table-cell office:value-type="float" office:value="29413" table:style-name="ce1">
            <text:p>29413</text:p>
          </table:table-cell>
          <table:table-cell table:number-columns-repeated="16377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time" office:time-value="PT14H44M52.499S" table:style-name="ce2">
            <text:p>44:52.5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home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time" office:time-value="PT14H44M52.464S" table:style-name="ce2">
            <text:p>44:52.5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time" office:time-value="PT14H44M52.504S" table:style-name="ce2">
            <text:p>44:52.5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time" office:time-value="PT14H44M52.564S" table:style-name="ce2">
            <text:p>44:52.6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home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5942" table:style-name="ce1">
            <text:p>25942</text:p>
          </table:table-cell>
          <table:table-cell table:number-columns-repeated="16377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time" office:time-value="PT14H44M52.539S" table:style-name="ce2">
            <text:p>44:52.5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time" office:time-value="PT14H44M52.559S" table:style-name="ce2">
            <text:p>44:52.6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allGuidelines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26026" table:style-name="ce1">
            <text:p>26026</text:p>
          </table:table-cell>
          <table:table-cell table:number-columns-repeated="16377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time" office:time-value="PT14H44M52.579S" table:style-name="ce2">
            <text:p>44:52.6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home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time" office:time-value="PT14H44M52.564S" table:style-name="ce2">
            <text:p>44:52.6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login.do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25675" table:style-name="ce1">
            <text:p>25675</text:p>
          </table:table-cell>
          <table:table-cell table:number-columns-repeated="16377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time" office:time-value="PT14H44M52.514S" table:style-name="ce2">
            <text:p>44:52.5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login.do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25675" table:style-name="ce1">
            <text:p>25675</text:p>
          </table:table-cell>
          <table:table-cell table:number-columns-repeated="16377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time" office:time-value="PT14H44M52.444S" table:style-name="ce2">
            <text:p>44:52.4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allGuidelines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Success</text:p>
          </table:table-cell>
          <table:table-cell office:value-type="float" office:value="29413" table:style-name="ce1">
            <text:p>29413</text:p>
          </table:table-cell>
          <table:table-cell table:number-columns-repeated="16377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time" office:time-value="PT14H44M52.584S" table:style-name="ce2">
            <text:p>44:52.6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home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time" office:time-value="PT14H44M52.634S" table:style-name="ce2">
            <text:p>44:52.6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home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5942" table:style-name="ce1">
            <text:p>25942</text:p>
          </table:table-cell>
          <table:table-cell table:number-columns-repeated="16377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time" office:time-value="PT14H44M52.609S" table:style-name="ce2">
            <text:p>44:52.6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home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time" office:time-value="PT14H44M52.669S" table:style-name="ce2">
            <text:p>44:52.7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home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25942" table:style-name="ce1">
            <text:p>25942</text:p>
          </table:table-cell>
          <table:table-cell table:number-columns-repeated="16377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time" office:time-value="PT14H44M52.649S" table:style-name="ce2">
            <text:p>44:52.6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allGuidelines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26026" table:style-name="ce1">
            <text:p>26026</text:p>
          </table:table-cell>
          <table:table-cell table:number-columns-repeated="16377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time" office:time-value="PT14H44M52.639S" table:style-name="ce2">
            <text:p>44:52.6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time" office:time-value="PT14H44M52.614S" table:style-name="ce2">
            <text:p>44:52.6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login.do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Success</text:p>
          </table:table-cell>
          <table:table-cell office:value-type="float" office:value="25675" table:style-name="ce1">
            <text:p>25675</text:p>
          </table:table-cell>
          <table:table-cell table:number-columns-repeated="16377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time" office:time-value="PT14H44M52.639S" table:style-name="ce2">
            <text:p>44:52.6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time" office:time-value="PT14H44M52.659S" table:style-name="ce2">
            <text:p>44:52.7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home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25942" table:style-name="ce1">
            <text:p>25942</text:p>
          </table:table-cell>
          <table:table-cell table:number-columns-repeated="16377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time" office:time-value="PT14H44M52.734S" table:style-name="ce2">
            <text:p>44:52.7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home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time" office:time-value="PT14H44M52.664S" table:style-name="ce2">
            <text:p>44:52.7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login.do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25675" table:style-name="ce1">
            <text:p>25675</text:p>
          </table:table-cell>
          <table:table-cell table:number-columns-repeated="16377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time" office:time-value="PT14H44M52.549S" table:style-name="ce2">
            <text:p>44:52.5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allGuidelines</text:p>
          </table:table-cell>
          <table:table-cell office:value-type="float" office:value="255" table:style-name="ce1">
            <text:p>255</text:p>
          </table:table-cell>
          <table:table-cell office:value-type="string" table:style-name="ce1">
            <text:p>Success</text:p>
          </table:table-cell>
          <table:table-cell office:value-type="float" office:value="29413" table:style-name="ce1">
            <text:p>29413</text:p>
          </table:table-cell>
          <table:table-cell table:number-columns-repeated="16377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time" office:time-value="PT14H44M52.784S" table:style-name="ce2">
            <text:p>44:52.8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hom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5942" table:style-name="ce1">
            <text:p>25942</text:p>
          </table:table-cell>
          <table:table-cell table:number-columns-repeated="16377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time" office:time-value="PT14H44M52.749S" table:style-name="ce2">
            <text:p>44:52.7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time" office:time-value="PT14H44M52.759S" table:style-name="ce2">
            <text:p>44:52.8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home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time" office:time-value="PT14H44M52.804S" table:style-name="ce2">
            <text:p>44:52.8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allGuidelines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26026" table:style-name="ce1">
            <text:p>26026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time" office:time-value="PT14H44M52.664S" table:style-name="ce2">
            <text:p>44:52.7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allGuidelines</text:p>
          </table:table-cell>
          <table:table-cell office:value-type="float" office:value="205" table:style-name="ce1">
            <text:p>205</text:p>
          </table:table-cell>
          <table:table-cell office:value-type="string" table:style-name="ce1">
            <text:p>Success</text:p>
          </table:table-cell>
          <table:table-cell office:value-type="float" office:value="29413" table:style-name="ce1">
            <text:p>29413</text:p>
          </table:table-cell>
          <table:table-cell table:number-columns-repeated="1637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time" office:time-value="PT14H44M52.794S" table:style-name="ce2">
            <text:p>44:52.8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time" office:time-value="PT14H44M52.824S" table:style-name="ce2">
            <text:p>44:52.8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home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time" office:time-value="PT14H44M52.604S" table:style-name="ce2">
            <text:p>44:52.6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allGuidelines</text:p>
          </table:table-cell>
          <table:table-cell office:value-type="float" office:value="297" table:style-name="ce1">
            <text:p>297</text:p>
          </table:table-cell>
          <table:table-cell office:value-type="string" table:style-name="ce1">
            <text:p>Success</text:p>
          </table:table-cell>
          <table:table-cell office:value-type="float" office:value="29413" table:style-name="ce1">
            <text:p>29413</text:p>
          </table:table-cell>
          <table:table-cell table:number-columns-repeated="16377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time" office:time-value="PT14H44M52.834S" table:style-name="ce2">
            <text:p>44:52.8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home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25942" table:style-name="ce1">
            <text:p>25942</text:p>
          </table:table-cell>
          <table:table-cell table:number-columns-repeated="16377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time" office:time-value="PT14H44M52.759S" table:style-name="ce2">
            <text:p>44:52.8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allGuidelines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Success</text:p>
          </table:table-cell>
          <table:table-cell office:value-type="float" office:value="29413" table:style-name="ce1">
            <text:p>29413</text:p>
          </table:table-cell>
          <table:table-cell table:number-columns-repeated="16377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time" office:time-value="PT14H44M52.869S" table:style-name="ce2">
            <text:p>44:52.9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allGuidelines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26026" table:style-name="ce1">
            <text:p>26026</text:p>
          </table:table-cell>
          <table:table-cell table:number-columns-repeated="16377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time" office:time-value="PT14H44M52.719S" table:style-name="ce2">
            <text:p>44:52.7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allGuidelines</text:p>
          </table:table-cell>
          <table:table-cell office:value-type="float" office:value="224" table:style-name="ce1">
            <text:p>224</text:p>
          </table:table-cell>
          <table:table-cell office:value-type="string" table:style-name="ce1">
            <text:p>Success</text:p>
          </table:table-cell>
          <table:table-cell office:value-type="float" office:value="29413" table:style-name="ce1">
            <text:p>29413</text:p>
          </table:table-cell>
          <table:table-cell table:number-columns-repeated="16377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time" office:time-value="PT14H44M52.889S" table:style-name="ce2">
            <text:p>44:52.9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home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time" office:time-value="PT14H44M52.814S" table:style-name="ce2">
            <text:p>44:52.8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allGuidelines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Success</text:p>
          </table:table-cell>
          <table:table-cell office:value-type="float" office:value="29411" table:style-name="ce1">
            <text:p>29411</text:p>
          </table:table-cell>
          <table:table-cell table:number-columns-repeated="16377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time" office:time-value="PT14H44M52.924S" table:style-name="ce2">
            <text:p>44:52.9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allGuidelines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6026" table:style-name="ce1">
            <text:p>26026</text:p>
          </table:table-cell>
          <table:table-cell table:number-columns-repeated="16377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time" office:time-value="PT14H44M52.899S" table:style-name="ce2">
            <text:p>44:52.9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home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25942" table:style-name="ce1">
            <text:p>25942</text:p>
          </table:table-cell>
          <table:table-cell table:number-columns-repeated="16377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time" office:time-value="PT14H44M52.899S" table:style-name="ce2">
            <text:p>44:52.9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allGuidelines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26026" table:style-name="ce1">
            <text:p>26026</text:p>
          </table:table-cell>
          <table:table-cell table:number-columns-repeated="16377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time" office:time-value="PT14H44M52.954S" table:style-name="ce2">
            <text:p>44:53.0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home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5942" table:style-name="ce1">
            <text:p>25942</text:p>
          </table:table-cell>
          <table:table-cell table:number-columns-repeated="16377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time" office:time-value="PT14H44M52.964S" table:style-name="ce2">
            <text:p>44:53.0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allGuidelines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6026" table:style-name="ce1">
            <text:p>26026</text:p>
          </table:table-cell>
          <table:table-cell table:number-columns-repeated="16377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time" office:time-value="PT14H44M52.914S" table:style-name="ce2">
            <text:p>44:52.9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allGuidelines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29411" table:style-name="ce1">
            <text:p>29411</text:p>
          </table:table-cell>
          <table:table-cell table:number-columns-repeated="16377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time" office:time-value="PT14H44M52.944S" table:style-name="ce2">
            <text:p>44:52.9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allGuidelines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26026" table:style-name="ce1">
            <text:p>26026</text:p>
          </table:table-cell>
          <table:table-cell table:number-columns-repeated="16377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time" office:time-value="PT14H44M53.009S" table:style-name="ce2">
            <text:p>44:53.0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allGuidelines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6026" table:style-name="ce1">
            <text:p>26026</text:p>
          </table:table-cell>
          <table:table-cell table:number-columns-repeated="16377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time" office:time-value="PT14H44M52.974S" table:style-name="ce2">
            <text:p>44:53.0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allGuidelines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29411" table:style-name="ce1">
            <text:p>29411</text:p>
          </table:table-cell>
          <table:table-cell table:number-columns-repeated="16377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time" office:time-value="PT14H44M52.989S" table:style-name="ce2">
            <text:p>44:53.0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allGuidelines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29411" table:style-name="ce1">
            <text:p>29411</text:p>
          </table:table-cell>
          <table:table-cell table:number-columns-repeated="16377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time" office:time-value="PT14H44M53.064S" table:style-name="ce2">
            <text:p>44:53.1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allGuidelines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6026" table:style-name="ce1">
            <text:p>26026</text:p>
          </table:table-cell>
          <table:table-cell table:number-columns-repeated="16377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time" office:time-value="PT14H44M53.079S" table:style-name="ce2">
            <text:p>44:53.1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allGuidelines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6026" table:style-name="ce1">
            <text:p>26026</text:p>
          </table:table-cell>
          <table:table-cell table:number-columns-repeated="16377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time" office:time-value="PT14H44M51.989S" table:style-name="ce2">
            <text:p>44:52.0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guidelines</text:p>
          </table:table-cell>
          <table:table-cell office:value-type="float" office:value="2284" table:style-name="ce1">
            <text:p>2284</text:p>
          </table:table-cell>
          <table:table-cell office:value-type="string" table:style-name="ce1">
            <text:p>Warning</text:p>
          </table:table-cell>
          <table:table-cell office:value-type="float" office:value="9536" table:style-name="ce1">
            <text:p>9536</text:p>
          </table:table-cell>
          <table:table-cell table:number-columns-repeated="16377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time" office:time-value="PT14H44M52.019S" table:style-name="ce2">
            <text:p>44:52.0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guidelines</text:p>
          </table:table-cell>
          <table:table-cell office:value-type="float" office:value="2283" table:style-name="ce1">
            <text:p>2283</text:p>
          </table:table-cell>
          <table:table-cell office:value-type="string" table:style-name="ce1">
            <text:p>Warning</text:p>
          </table:table-cell>
          <table:table-cell office:value-type="float" office:value="9536" table:style-name="ce1">
            <text:p>9536</text:p>
          </table:table-cell>
          <table:table-cell table:number-columns-repeated="16377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time" office:time-value="PT14H44M54.274S" table:style-name="ce2">
            <text:p>44:54.3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guidelines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6055" table:style-name="ce1">
            <text:p>26055</text:p>
          </table:table-cell>
          <table:table-cell table:number-columns-repeated="16377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time" office:time-value="PT14H44M54.299S" table:style-name="ce2">
            <text:p>44:54.3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guidelines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6055" table:style-name="ce1">
            <text:p>26055</text:p>
          </table:table-cell>
          <table:table-cell table:number-columns-repeated="16377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time" office:time-value="PT14H44M54.314S" table:style-name="ce2">
            <text:p>44:54.3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hom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5746" table:style-name="ce1">
            <text:p>25746</text:p>
          </table:table-cell>
          <table:table-cell table:number-columns-repeated="16377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time" office:time-value="PT14H44M52.069S" table:style-name="ce2">
            <text:p>44:52.1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guidelines</text:p>
          </table:table-cell>
          <table:table-cell office:value-type="float" office:value="2273" table:style-name="ce1">
            <text:p>2273</text:p>
          </table:table-cell>
          <table:table-cell office:value-type="string" table:style-name="ce1">
            <text:p>Warning</text:p>
          </table:table-cell>
          <table:table-cell office:value-type="float" office:value="9536" table:style-name="ce1">
            <text:p>9536</text:p>
          </table:table-cell>
          <table:table-cell table:number-columns-repeated="16377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time" office:time-value="PT14H44M54.324S" table:style-name="ce2">
            <text:p>44:54.3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home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5746" table:style-name="ce1">
            <text:p>25746</text:p>
          </table:table-cell>
          <table:table-cell table:number-columns-repeated="16377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time" office:time-value="PT14H44M54.339S" table:style-name="ce2">
            <text:p>44:54.3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home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5971" table:style-name="ce1">
            <text:p>25971</text:p>
          </table:table-cell>
          <table:table-cell table:number-columns-repeated="16377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time" office:time-value="PT14H44M54.359S" table:style-name="ce2">
            <text:p>44:54.4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logou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time" office:time-value="PT14H44M54.349S" table:style-name="ce2">
            <text:p>44:54.3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home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5971" table:style-name="ce1">
            <text:p>25971</text:p>
          </table:table-cell>
          <table:table-cell table:number-columns-repeated="16377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time" office:time-value="PT14H44M54.364S" table:style-name="ce2">
            <text:p>44:54.4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time" office:time-value="PT14H44M54.374S" table:style-name="ce2">
            <text:p>44:54.4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time" office:time-value="PT14H44M54.344S" table:style-name="ce2">
            <text:p>44:54.3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guidelines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6055" table:style-name="ce1">
            <text:p>26055</text:p>
          </table:table-cell>
          <table:table-cell table:number-columns-repeated="16377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time" office:time-value="PT14H44M54.369S" table:style-name="ce2">
            <text:p>44:54.4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time" office:time-value="PT14H44M54.379S" table:style-name="ce2">
            <text:p>44:54.4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time" office:time-value="PT14H44M54.384S" table:style-name="ce2">
            <text:p>44:54.4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time" office:time-value="PT14H44M54.374S" table:style-name="ce2">
            <text:p>44:54.4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home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5746" table:style-name="ce1">
            <text:p>25746</text:p>
          </table:table-cell>
          <table:table-cell table:number-columns-repeated="16377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time" office:time-value="PT14H44M54.404S" table:style-name="ce2">
            <text:p>44:54.4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hom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5971" table:style-name="ce1">
            <text:p>25971</text:p>
          </table:table-cell>
          <table:table-cell table:number-columns-repeated="16377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time" office:time-value="PT14H44M54.419S" table:style-name="ce2">
            <text:p>44:54.4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logou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time" office:time-value="PT14H44M54.424S" table:style-name="ce2">
            <text:p>44:54.4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time" office:time-value="PT14H44M54.429S" table:style-name="ce2">
            <text:p>44:54.4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time" office:time-value="PT14H44M52.204S" table:style-name="ce2">
            <text:p>44:52.2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guidelines</text:p>
          </table:table-cell>
          <table:table-cell office:value-type="float" office:value="2293" table:style-name="ce1">
            <text:p>2293</text:p>
          </table:table-cell>
          <table:table-cell office:value-type="string" table:style-name="ce1">
            <text:p>Warning</text:p>
          </table:table-cell>
          <table:table-cell office:value-type="float" office:value="9536" table:style-name="ce1">
            <text:p>9536</text:p>
          </table:table-cell>
          <table:table-cell table:number-columns-repeated="16377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time" office:time-value="PT14H44M52.244S" table:style-name="ce2">
            <text:p>44:52.2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guidelines</text:p>
          </table:table-cell>
          <table:table-cell office:value-type="float" office:value="2262" table:style-name="ce1">
            <text:p>2262</text:p>
          </table:table-cell>
          <table:table-cell office:value-type="string" table:style-name="ce1">
            <text:p>Warning</text:p>
          </table:table-cell>
          <table:table-cell office:value-type="float" office:value="9536" table:style-name="ce1">
            <text:p>9536</text:p>
          </table:table-cell>
          <table:table-cell table:number-columns-repeated="16377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time" office:time-value="PT14H44M54.499S" table:style-name="ce2">
            <text:p>44:54.5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guidelines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6055" table:style-name="ce1">
            <text:p>26055</text:p>
          </table:table-cell>
          <table:table-cell table:number-columns-repeated="16377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time" office:time-value="PT14H44M54.509S" table:style-name="ce2">
            <text:p>44:54.5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guidelines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6055" table:style-name="ce1">
            <text:p>26055</text:p>
          </table:table-cell>
          <table:table-cell table:number-columns-repeated="16377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time" office:time-value="PT14H44M54.529S" table:style-name="ce2">
            <text:p>44:54.5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hom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5746" table:style-name="ce1">
            <text:p>25746</text:p>
          </table:table-cell>
          <table:table-cell table:number-columns-repeated="16377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time" office:time-value="PT14H44M54.539S" table:style-name="ce2">
            <text:p>44:54.5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home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5746" table:style-name="ce1">
            <text:p>25746</text:p>
          </table:table-cell>
          <table:table-cell table:number-columns-repeated="16377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time" office:time-value="PT14H44M54.554S" table:style-name="ce2">
            <text:p>44:54.6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hom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5971" table:style-name="ce1">
            <text:p>25971</text:p>
          </table:table-cell>
          <table:table-cell table:number-columns-repeated="16377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time" office:time-value="PT14H44M54.559S" table:style-name="ce2">
            <text:p>44:54.6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hom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5971" table:style-name="ce1">
            <text:p>25971</text:p>
          </table:table-cell>
          <table:table-cell table:number-columns-repeated="16377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time" office:time-value="PT14H44M54.574S" table:style-name="ce2">
            <text:p>44:54.6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time" office:time-value="PT14H44M54.579S" table:style-name="ce2">
            <text:p>44:54.6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logou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time" office:time-value="PT14H44M54.584S" table:style-name="ce2">
            <text:p>44:54.6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time" office:time-value="PT14H44M54.584S" table:style-name="ce2">
            <text:p>44:54.6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time" office:time-value="PT14H44M54.589S" table:style-name="ce2">
            <text:p>44:54.6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time" office:time-value="PT14H44M54.589S" table:style-name="ce2">
            <text:p>44:54.6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time" office:time-value="PT14H44M52.334S" table:style-name="ce2">
            <text:p>44:52.3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guidelines</text:p>
          </table:table-cell>
          <table:table-cell office:value-type="float" office:value="2270" table:style-name="ce1">
            <text:p>2270</text:p>
          </table:table-cell>
          <table:table-cell office:value-type="string" table:style-name="ce1">
            <text:p>Warning</text:p>
          </table:table-cell>
          <table:table-cell office:value-type="float" office:value="9536" table:style-name="ce1">
            <text:p>9536</text:p>
          </table:table-cell>
          <table:table-cell table:number-columns-repeated="16377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time" office:time-value="PT14H44M54.609S" table:style-name="ce2">
            <text:p>44:54.6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guidelines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6055" table:style-name="ce1">
            <text:p>26055</text:p>
          </table:table-cell>
          <table:table-cell table:number-columns-repeated="16377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time" office:time-value="PT14H44M52.389S" table:style-name="ce2">
            <text:p>44:52.4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guidelines</text:p>
          </table:table-cell>
          <table:table-cell office:value-type="float" office:value="2264" table:style-name="ce1">
            <text:p>2264</text:p>
          </table:table-cell>
          <table:table-cell office:value-type="string" table:style-name="ce1">
            <text:p>Warning</text:p>
          </table:table-cell>
          <table:table-cell office:value-type="float" office:value="9536" table:style-name="ce1">
            <text:p>9536</text:p>
          </table:table-cell>
          <table:table-cell table:number-columns-repeated="16377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time" office:time-value="PT14H44M54.629S" table:style-name="ce2">
            <text:p>44:54.6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hom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5746" table:style-name="ce1">
            <text:p>25746</text:p>
          </table:table-cell>
          <table:table-cell table:number-columns-repeated="16377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time" office:time-value="PT14H44M54.654S" table:style-name="ce2">
            <text:p>44:54.7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home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5971" table:style-name="ce1">
            <text:p>25971</text:p>
          </table:table-cell>
          <table:table-cell table:number-columns-repeated="16377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time" office:time-value="PT14H44M54.654S" table:style-name="ce2">
            <text:p>44:54.7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guidelines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6055" table:style-name="ce1">
            <text:p>26055</text:p>
          </table:table-cell>
          <table:table-cell table:number-columns-repeated="16377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time" office:time-value="PT14H44M54.689S" table:style-name="ce2">
            <text:p>44:54.7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logou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time" office:time-value="PT14H44M54.704S" table:style-name="ce2">
            <text:p>44:54.7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time" office:time-value="PT14H44M54.714S" table:style-name="ce2">
            <text:p>44:54.7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time" office:time-value="PT14H44M54.699S" table:style-name="ce2">
            <text:p>44:54.7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home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5746" table:style-name="ce1">
            <text:p>25746</text:p>
          </table:table-cell>
          <table:table-cell table:number-columns-repeated="16377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time" office:time-value="PT14H44M54.724S" table:style-name="ce2">
            <text:p>44:54.7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hom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5971" table:style-name="ce1">
            <text:p>25971</text:p>
          </table:table-cell>
          <table:table-cell table:number-columns-repeated="16377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time" office:time-value="PT14H44M54.739S" table:style-name="ce2">
            <text:p>44:54.7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time" office:time-value="PT14H44M52.444S" table:style-name="ce2">
            <text:p>44:52.4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guidelines</text:p>
          </table:table-cell>
          <table:table-cell office:value-type="float" office:value="2310" table:style-name="ce1">
            <text:p>2310</text:p>
          </table:table-cell>
          <table:table-cell office:value-type="string" table:style-name="ce1">
            <text:p>Warning</text:p>
          </table:table-cell>
          <table:table-cell office:value-type="float" office:value="9536" table:style-name="ce1">
            <text:p>9536</text:p>
          </table:table-cell>
          <table:table-cell table:number-columns-repeated="16377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time" office:time-value="PT14H44M54.759S" table:style-name="ce2">
            <text:p>44:54.8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time" office:time-value="PT14H44M54.769S" table:style-name="ce2">
            <text:p>44:54.8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time" office:time-value="PT14H44M52.519S" table:style-name="ce2">
            <text:p>44:52.5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guidelines</text:p>
          </table:table-cell>
          <table:table-cell office:value-type="float" office:value="2258" table:style-name="ce1">
            <text:p>2258</text:p>
          </table:table-cell>
          <table:table-cell office:value-type="string" table:style-name="ce1">
            <text:p>Warning</text:p>
          </table:table-cell>
          <table:table-cell office:value-type="float" office:value="9536" table:style-name="ce1">
            <text:p>9536</text:p>
          </table:table-cell>
          <table:table-cell table:number-columns-repeated="16377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time" office:time-value="PT14H44M54.759S" table:style-name="ce2">
            <text:p>44:54.8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guidelines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6055" table:style-name="ce1">
            <text:p>26055</text:p>
          </table:table-cell>
          <table:table-cell table:number-columns-repeated="16377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time" office:time-value="PT14H44M54.784S" table:style-name="ce2">
            <text:p>44:54.8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guidelines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6055" table:style-name="ce1">
            <text:p>26055</text:p>
          </table:table-cell>
          <table:table-cell table:number-columns-repeated="16377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time" office:time-value="PT14H44M54.784S" table:style-name="ce2">
            <text:p>44:54.8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hom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5746" table:style-name="ce1">
            <text:p>25746</text:p>
          </table:table-cell>
          <table:table-cell table:number-columns-repeated="16377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time" office:time-value="PT14H44M54.804S" table:style-name="ce2">
            <text:p>44:54.8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home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5746" table:style-name="ce1">
            <text:p>25746</text:p>
          </table:table-cell>
          <table:table-cell table:number-columns-repeated="16377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time" office:time-value="PT14H44M54.814S" table:style-name="ce2">
            <text:p>44:54.8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hom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5971" table:style-name="ce1">
            <text:p>25971</text:p>
          </table:table-cell>
          <table:table-cell table:number-columns-repeated="16377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time" office:time-value="PT14H44M54.839S" table:style-name="ce2">
            <text:p>44:54.8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time" office:time-value="PT14H44M54.834S" table:style-name="ce2">
            <text:p>44:54.8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home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5971" table:style-name="ce1">
            <text:p>25971</text:p>
          </table:table-cell>
          <table:table-cell table:number-columns-repeated="16377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time" office:time-value="PT14H44M54.854S" table:style-name="ce2">
            <text:p>44:54.9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time" office:time-value="PT14H44M54.854S" table:style-name="ce2">
            <text:p>44:54.9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time" office:time-value="PT14H44M54.864S" table:style-name="ce2">
            <text:p>44:54.9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time" office:time-value="PT14H44M54.864S" table:style-name="ce2">
            <text:p>44:54.9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time" office:time-value="PT14H44M54.874S" table:style-name="ce2">
            <text:p>44:54.9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time" office:time-value="PT14H44M52.614S" table:style-name="ce2">
            <text:p>44:52.6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guidelines</text:p>
          </table:table-cell>
          <table:table-cell office:value-type="float" office:value="2300" table:style-name="ce1">
            <text:p>2300</text:p>
          </table:table-cell>
          <table:table-cell office:value-type="string" table:style-name="ce1">
            <text:p>Warning</text:p>
          </table:table-cell>
          <table:table-cell office:value-type="float" office:value="9537" table:style-name="ce1">
            <text:p>9537</text:p>
          </table:table-cell>
          <table:table-cell table:number-columns-repeated="16377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time" office:time-value="PT14H44M54.919S" table:style-name="ce2">
            <text:p>44:54.9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guidelines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6055" table:style-name="ce1">
            <text:p>26055</text:p>
          </table:table-cell>
          <table:table-cell table:number-columns-repeated="16377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time" office:time-value="PT14H44M54.939S" table:style-name="ce2">
            <text:p>44:54.9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hom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5745" table:style-name="ce1">
            <text:p>25745</text:p>
          </table:table-cell>
          <table:table-cell table:number-columns-repeated="16377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time" office:time-value="PT14H44M54.964S" table:style-name="ce2">
            <text:p>44:55.0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home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5970" table:style-name="ce1">
            <text:p>25970</text:p>
          </table:table-cell>
          <table:table-cell table:number-columns-repeated="16377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time" office:time-value="PT14H44M54.984S" table:style-name="ce2">
            <text:p>44:55.0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time" office:time-value="PT14H44M54.994S" table:style-name="ce2">
            <text:p>44:55.0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time" office:time-value="PT14H44M55.004S" table:style-name="ce2">
            <text:p>44:55.0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time" office:time-value="PT14H44M52.729S" table:style-name="ce2">
            <text:p>44:52.7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guidelines</text:p>
          </table:table-cell>
          <table:table-cell office:value-type="float" office:value="2284" table:style-name="ce1">
            <text:p>2284</text:p>
          </table:table-cell>
          <table:table-cell office:value-type="string" table:style-name="ce1">
            <text:p>Warning</text:p>
          </table:table-cell>
          <table:table-cell office:value-type="float" office:value="9537" table:style-name="ce1">
            <text:p>9537</text:p>
          </table:table-cell>
          <table:table-cell table:number-columns-repeated="16377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time" office:time-value="PT14H44M55.014S" table:style-name="ce2">
            <text:p>44:55.0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guidelines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6055" table:style-name="ce1">
            <text:p>26055</text:p>
          </table:table-cell>
          <table:table-cell table:number-columns-repeated="16377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time" office:time-value="PT14H44M55.039S" table:style-name="ce2">
            <text:p>44:55.0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home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5745" table:style-name="ce1">
            <text:p>25745</text:p>
          </table:table-cell>
          <table:table-cell table:number-columns-repeated="16377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time" office:time-value="PT14H44M55.064S" table:style-name="ce2">
            <text:p>44:55.1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home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5970" table:style-name="ce1">
            <text:p>25970</text:p>
          </table:table-cell>
          <table:table-cell table:number-columns-repeated="16377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time" office:time-value="PT14H44M55.084S" table:style-name="ce2">
            <text:p>44:55.1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logou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time" office:time-value="PT14H44M55.089S" table:style-name="ce2">
            <text:p>44:55.1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time" office:time-value="PT14H44M55.094S" table:style-name="ce2">
            <text:p>44:55.1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time" office:time-value="PT14H44M52.859S" table:style-name="ce2">
            <text:p>44:52.9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guidelines</text:p>
          </table:table-cell>
          <table:table-cell office:value-type="float" office:value="2282" table:style-name="ce1">
            <text:p>2282</text:p>
          </table:table-cell>
          <table:table-cell office:value-type="string" table:style-name="ce1">
            <text:p>Warning</text:p>
          </table:table-cell>
          <table:table-cell office:value-type="float" office:value="9537" table:style-name="ce1">
            <text:p>9537</text:p>
          </table:table-cell>
          <table:table-cell table:number-columns-repeated="16377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time" office:time-value="PT14H44M55.144S" table:style-name="ce2">
            <text:p>44:55.1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guidelines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6055" table:style-name="ce1">
            <text:p>26055</text:p>
          </table:table-cell>
          <table:table-cell table:number-columns-repeated="16377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time" office:time-value="PT14H44M55.169S" table:style-name="ce2">
            <text:p>44:55.2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hom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5745" table:style-name="ce1">
            <text:p>25745</text:p>
          </table:table-cell>
          <table:table-cell table:number-columns-repeated="16377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time" office:time-value="PT14H44M52.939S" table:style-name="ce2">
            <text:p>44:52.9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guidelines</text:p>
          </table:table-cell>
          <table:table-cell office:value-type="float" office:value="2265" table:style-name="ce1">
            <text:p>2265</text:p>
          </table:table-cell>
          <table:table-cell office:value-type="string" table:style-name="ce1">
            <text:p>Warning</text:p>
          </table:table-cell>
          <table:table-cell office:value-type="float" office:value="9537" table:style-name="ce1">
            <text:p>9537</text:p>
          </table:table-cell>
          <table:table-cell table:number-columns-repeated="16377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time" office:time-value="PT14H44M55.194S" table:style-name="ce2">
            <text:p>44:55.2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hom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5970" table:style-name="ce1">
            <text:p>25970</text:p>
          </table:table-cell>
          <table:table-cell table:number-columns-repeated="16377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time" office:time-value="PT14H44M55.214S" table:style-name="ce2">
            <text:p>44:55.2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time" office:time-value="PT14H44M55.204S" table:style-name="ce2">
            <text:p>44:55.2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guidelines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6055" table:style-name="ce1">
            <text:p>26055</text:p>
          </table:table-cell>
          <table:table-cell table:number-columns-repeated="16377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time" office:time-value="PT14H44M55.224S" table:style-name="ce2">
            <text:p>44:55.2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time" office:time-value="PT14H44M55.234S" table:style-name="ce2">
            <text:p>44:55.2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time" office:time-value="PT14H44M55.229S" table:style-name="ce2">
            <text:p>44:55.2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hom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5745" table:style-name="ce1">
            <text:p>25745</text:p>
          </table:table-cell>
          <table:table-cell table:number-columns-repeated="16377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time" office:time-value="PT14H44M52.964S" table:style-name="ce2">
            <text:p>44:53.0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guidelines</text:p>
          </table:table-cell>
          <table:table-cell office:value-type="float" office:value="2293" table:style-name="ce1">
            <text:p>2293</text:p>
          </table:table-cell>
          <table:table-cell office:value-type="string" table:style-name="ce1">
            <text:p>Warning</text:p>
          </table:table-cell>
          <table:table-cell office:value-type="float" office:value="9537" table:style-name="ce1">
            <text:p>9537</text:p>
          </table:table-cell>
          <table:table-cell table:number-columns-repeated="16377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time" office:time-value="PT14H44M53.004S" table:style-name="ce2">
            <text:p>44:53.0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guidelines</text:p>
          </table:table-cell>
          <table:table-cell office:value-type="float" office:value="2263" table:style-name="ce1">
            <text:p>2263</text:p>
          </table:table-cell>
          <table:table-cell office:value-type="string" table:style-name="ce1">
            <text:p>Warning</text:p>
          </table:table-cell>
          <table:table-cell office:value-type="float" office:value="9537" table:style-name="ce1">
            <text:p>9537</text:p>
          </table:table-cell>
          <table:table-cell table:number-columns-repeated="16377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time" office:time-value="PT14H44M52.989S" table:style-name="ce2">
            <text:p>44:53.0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guidelines</text:p>
          </table:table-cell>
          <table:table-cell office:value-type="float" office:value="2285" table:style-name="ce1">
            <text:p>2285</text:p>
          </table:table-cell>
          <table:table-cell office:value-type="string" table:style-name="ce1">
            <text:p>Warning</text:p>
          </table:table-cell>
          <table:table-cell office:value-type="float" office:value="9537" table:style-name="ce1">
            <text:p>9537</text:p>
          </table:table-cell>
          <table:table-cell table:number-columns-repeated="16377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time" office:time-value="PT14H44M55.259S" table:style-name="ce2">
            <text:p>44:55.3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home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5970" table:style-name="ce1">
            <text:p>25970</text:p>
          </table:table-cell>
          <table:table-cell table:number-columns-repeated="16377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time" office:time-value="PT14H44M55.259S" table:style-name="ce2">
            <text:p>44:55.3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guidelines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6055" table:style-name="ce1">
            <text:p>26055</text:p>
          </table:table-cell>
          <table:table-cell table:number-columns-repeated="16377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time" office:time-value="PT14H44M55.279S" table:style-name="ce2">
            <text:p>44:55.3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logout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time" office:time-value="PT14H44M55.269S" table:style-name="ce2">
            <text:p>44:55.3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guidelines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6055" table:style-name="ce1">
            <text:p>26055</text:p>
          </table:table-cell>
          <table:table-cell table:number-columns-repeated="16377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time" office:time-value="PT14H44M55.274S" table:style-name="ce2">
            <text:p>44:55.3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guidelines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6055" table:style-name="ce1">
            <text:p>26055</text:p>
          </table:table-cell>
          <table:table-cell table:number-columns-repeated="16377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time" office:time-value="PT14H44M55.299S" table:style-name="ce2">
            <text:p>44:55.3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time" office:time-value="PT14H44M55.304S" table:style-name="ce2">
            <text:p>44:55.3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time" office:time-value="PT14H44M53.044S" table:style-name="ce2">
            <text:p>44:53.0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guidelines</text:p>
          </table:table-cell>
          <table:table-cell office:value-type="float" office:value="2271" table:style-name="ce1">
            <text:p>2271</text:p>
          </table:table-cell>
          <table:table-cell office:value-type="string" table:style-name="ce1">
            <text:p>Warning</text:p>
          </table:table-cell>
          <table:table-cell office:value-type="float" office:value="9537" table:style-name="ce1">
            <text:p>9537</text:p>
          </table:table-cell>
          <table:table-cell table:number-columns-repeated="16377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time" office:time-value="PT14H44M55.299S" table:style-name="ce2">
            <text:p>44:55.3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hom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5745" table:style-name="ce1">
            <text:p>25745</text:p>
          </table:table-cell>
          <table:table-cell table:number-columns-repeated="16377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time" office:time-value="PT14H44M55.299S" table:style-name="ce2">
            <text:p>44:55.3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home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5745" table:style-name="ce1">
            <text:p>25745</text:p>
          </table:table-cell>
          <table:table-cell table:number-columns-repeated="16377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time" office:time-value="PT14H44M55.314S" table:style-name="ce2">
            <text:p>44:55.3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guideline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6055" table:style-name="ce1">
            <text:p>26055</text:p>
          </table:table-cell>
          <table:table-cell table:number-columns-repeated="16377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time" office:time-value="PT14H44M55.299S" table:style-name="ce2">
            <text:p>44:55.3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home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5745" table:style-name="ce1">
            <text:p>25745</text:p>
          </table:table-cell>
          <table:table-cell table:number-columns-repeated="16377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time" office:time-value="PT14H44M55.324S" table:style-name="ce2">
            <text:p>44:55.3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home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5970" table:style-name="ce1">
            <text:p>25970</text:p>
          </table:table-cell>
          <table:table-cell table:number-columns-repeated="16377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time" office:time-value="PT14H44M55.329S" table:style-name="ce2">
            <text:p>44:55.3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home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5970" table:style-name="ce1">
            <text:p>25970</text:p>
          </table:table-cell>
          <table:table-cell table:number-columns-repeated="16377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time" office:time-value="PT14H44M53.089S" table:style-name="ce2">
            <text:p>44:53.1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guidelines</text:p>
          </table:table-cell>
          <table:table-cell office:value-type="float" office:value="2263" table:style-name="ce1">
            <text:p>2263</text:p>
          </table:table-cell>
          <table:table-cell office:value-type="string" table:style-name="ce1">
            <text:p>Warning</text:p>
          </table:table-cell>
          <table:table-cell office:value-type="float" office:value="9537" table:style-name="ce1">
            <text:p>9537</text:p>
          </table:table-cell>
          <table:table-cell table:number-columns-repeated="16377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time" office:time-value="PT14H44M55.349S" table:style-name="ce2">
            <text:p>44:55.3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time" office:time-value="PT14H44M55.349S" table:style-name="ce2">
            <text:p>44:55.3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time" office:time-value="PT14H44M55.359S" table:style-name="ce2">
            <text:p>44:55.4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time" office:time-value="PT14H44M55.359S" table:style-name="ce2">
            <text:p>44:55.4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time" office:time-value="PT14H44M55.344S" table:style-name="ce2">
            <text:p>44:55.3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hom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5970" table:style-name="ce1">
            <text:p>25970</text:p>
          </table:table-cell>
          <table:table-cell table:number-columns-repeated="16377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time" office:time-value="PT14H44M55.369S" table:style-name="ce2">
            <text:p>44:55.4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time" office:time-value="PT14H44M55.369S" table:style-name="ce2">
            <text:p>44:55.4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time" office:time-value="PT14H44M53.104S" table:style-name="ce2">
            <text:p>44:53.1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guidelines</text:p>
          </table:table-cell>
          <table:table-cell office:value-type="float" office:value="2275" table:style-name="ce1">
            <text:p>2275</text:p>
          </table:table-cell>
          <table:table-cell office:value-type="string" table:style-name="ce1">
            <text:p>Warning</text:p>
          </table:table-cell>
          <table:table-cell office:value-type="float" office:value="9537" table:style-name="ce1">
            <text:p>9537</text:p>
          </table:table-cell>
          <table:table-cell table:number-columns-repeated="16377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time" office:time-value="PT14H44M55.354S" table:style-name="ce2">
            <text:p>44:55.4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guidelines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6055" table:style-name="ce1">
            <text:p>26055</text:p>
          </table:table-cell>
          <table:table-cell table:number-columns-repeated="16377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time" office:time-value="PT14H44M55.339S" table:style-name="ce2">
            <text:p>44:55.3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home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5745" table:style-name="ce1">
            <text:p>25745</text:p>
          </table:table-cell>
          <table:table-cell table:number-columns-repeated="16377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time" office:time-value="PT14H44M55.369S" table:style-name="ce2">
            <text:p>44:55.4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logout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time" office:time-value="PT14H44M55.384S" table:style-name="ce2">
            <text:p>44:55.4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time" office:time-value="PT14H44M55.389S" table:style-name="ce2">
            <text:p>44:55.4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time" office:time-value="PT14H44M55.379S" table:style-name="ce2">
            <text:p>44:55.4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guidelines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6055" table:style-name="ce1">
            <text:p>26055</text:p>
          </table:table-cell>
          <table:table-cell table:number-columns-repeated="16377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time" office:time-value="PT14H44M55.384S" table:style-name="ce2">
            <text:p>44:55.4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home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5970" table:style-name="ce1">
            <text:p>25970</text:p>
          </table:table-cell>
          <table:table-cell table:number-columns-repeated="16377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time" office:time-value="PT14H44M55.404S" table:style-name="ce2">
            <text:p>44:55.4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logou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time" office:time-value="PT14H44M55.414S" table:style-name="ce2">
            <text:p>44:55.4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time" office:time-value="PT14H44M55.384S" table:style-name="ce2">
            <text:p>44:55.4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home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5745" table:style-name="ce1">
            <text:p>25745</text:p>
          </table:table-cell>
          <table:table-cell table:number-columns-repeated="16377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time" office:time-value="PT14H44M55.419S" table:style-name="ce2">
            <text:p>44:55.4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time" office:time-value="PT14H44M55.404S" table:style-name="ce2">
            <text:p>44:55.4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home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5745" table:style-name="ce1">
            <text:p>25745</text:p>
          </table:table-cell>
          <table:table-cell table:number-columns-repeated="16377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time" office:time-value="PT14H44M55.419S" table:style-name="ce2">
            <text:p>44:55.4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hom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5970" table:style-name="ce1">
            <text:p>25970</text:p>
          </table:table-cell>
          <table:table-cell table:number-columns-repeated="16377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time" office:time-value="PT14H44M55.429S" table:style-name="ce2">
            <text:p>44:55.4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hom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5970" table:style-name="ce1">
            <text:p>25970</text:p>
          </table:table-cell>
          <table:table-cell table:number-columns-repeated="16377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time" office:time-value="PT14H44M55.439S" table:style-name="ce2">
            <text:p>44:55.4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time" office:time-value="PT14H44M55.444S" table:style-name="ce2">
            <text:p>44:55.4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time" office:time-value="PT14H44M55.449S" table:style-name="ce2">
            <text:p>44:55.4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time" office:time-value="PT14H44M55.454S" table:style-name="ce2">
            <text:p>44:55.5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time" office:time-value="PT14H44M55.454S" table:style-name="ce2">
            <text:p>44:55.5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time" office:time-value="PT14H44M55.459S" table:style-name="ce2">
            <text:p>44:55.5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time" office:time-value="PT14H44M53.014S" table:style-name="ce2">
            <text:p>44:53.0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guidelines</text:p>
          </table:table-cell>
          <table:table-cell office:value-type="float" office:value="2489" table:style-name="ce1">
            <text:p>2489</text:p>
          </table:table-cell>
          <table:table-cell office:value-type="string" table:style-name="ce1">
            <text:p>Warning</text:p>
          </table:table-cell>
          <table:table-cell office:value-type="float" office:value="9537" table:style-name="ce1">
            <text:p>9537</text:p>
          </table:table-cell>
          <table:table-cell table:number-columns-repeated="16377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time" office:time-value="PT14H44M55.504S" table:style-name="ce2">
            <text:p>44:55.5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guideline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6055" table:style-name="ce1">
            <text:p>26055</text:p>
          </table:table-cell>
          <table:table-cell table:number-columns-repeated="16377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time" office:time-value="PT14H44M55.529S" table:style-name="ce2">
            <text:p>44:55.5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hom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5745" table:style-name="ce1">
            <text:p>25745</text:p>
          </table:table-cell>
          <table:table-cell table:number-columns-repeated="16377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time" office:time-value="PT14H44M55.554S" table:style-name="ce2">
            <text:p>44:55.6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hom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5970" table:style-name="ce1">
            <text:p>25970</text:p>
          </table:table-cell>
          <table:table-cell table:number-columns-repeated="16377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time" office:time-value="PT14H44M55.569S" table:style-name="ce2">
            <text:p>44:55.6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time" office:time-value="PT14H44M55.579S" table:style-name="ce2">
            <text:p>44:55.6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time" office:time-value="PT14H44M55.584S" table:style-name="ce2">
            <text:p>44:55.6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number-rows-repeated="1048315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9">
      <number:minutes number:style="long"/>
      <number:text>:</number:text>
      <number:seconds number:style="long" number:decimal-places="1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/>
    <dc:creator/>
    <meta:creation-date>2006-09-16T00:00:00Z</meta:creation-date>
    <dc:date>2012-03-09T10:06:38Z</dc:date>
  </office:meta>
</office:document-meta>
</file>